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1.584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font-name="Arial" style:font-name-asian="DejaVu Sans" style:font-name-complex="Lohit Hindi"/>
    </style:style>
    <style:style style:name="ce5" style:family="table-cell" style:parent-style-name="Default" style:data-style-name="N4"/>
    <style:style style:name="ce6" style:family="table-cell" style:parent-style-name="Default" style:data-style-name="N111"/>
    <style:style style:name="ce7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float" office:value="1111111">
            <text:p>1111111</text:p>
          </table:table-cell>
          <table:table-cell/>
          <table:table-cell office:value-type="float" office:value="2222222">
            <text:p>2222222</text:p>
          </table:table-cell>
          <table:table-cell table:style-name="ce2"/>
          <table:table-cell office:value-type="float" office:value="333333">
            <text:p>333333</text:p>
          </table:table-cell>
          <table:table-cell/>
          <table:table-cell office:value-type="float" office:value="44444444">
            <text:p>44444444</text:p>
          </table:table-cell>
          <table:table-cell/>
          <table:table-cell table:style-name="ce2" office:value-type="float" office:value="55555555">
            <text:p>5555555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#</text:p>
          </table:table-cell>
          <table:table-cell office:value-type="string">
            <text:p>V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" office:value-type="float" office:value="3.3">
            <text:p>3,3</text:p>
          </table:table-cell>
          <table:table-cell office:value-type="float" office:value="3.1">
            <text:p>3,1</text:p>
          </table:table-cell>
          <table:table-cell table:style-name="ce1" office:value-type="float" office:value="7.3">
            <text:p>7,3</text:p>
          </table:table-cell>
          <table:table-cell office:value-type="float" office:value="7">
            <text:p>7</text:p>
          </table:table-cell>
          <table:table-cell table:style-name="ce1" office:value-type="float" office:value="9.9">
            <text:p>9,9</text:p>
          </table:table-cell>
          <table:table-cell office:value-type="float" office:value="10">
            <text:p>10</text:p>
          </table:table-cell>
          <table:table-cell office:value-type="float" office:value="12.2">
            <text:p>12,2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3.6">
            <text:p>13,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-10.7">
            <text:p>-10,7</text:p>
          </table:table-cell>
          <table:table-cell office:value-type="float" office:value="-9.7">
            <text:p>-9,7</text:p>
          </table:table-cell>
          <table:table-cell office:value-type="float" office:value="-7.7">
            <text:p>-7,7</text:p>
          </table:table-cell>
          <table:table-cell office:value-type="float" office:value="-6.1">
            <text:p>-6,1</text:p>
          </table:table-cell>
          <table:table-cell office:value-type="float" office:value="-5.2">
            <text:p>-5,2</text:p>
          </table:table-cell>
          <table:table-cell office:value-type="float" office:value="-5.8">
            <text:p>-5,8</text:p>
          </table:table-cell>
          <table:table-cell office:value-type="float" office:value="-3.6">
            <text:p>-3,6</text:p>
          </table:table-cell>
          <table:table-cell office:value-type="float" office:value="-2.6">
            <text:p>-2,6</text:p>
          </table:table-cell>
          <table:table-cell office:value-type="float" office:value="-1.3">
            <text:p>-1,3</text:p>
          </table:table-cell>
          <table:table-cell office:value-type="float" office:value="-1.5">
            <text:p>-1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2" office:value-type="float" office:value="-21.1">
            <text:p>-21,1</text:p>
          </table:table-cell>
          <table:table-cell office:value-type="float" office:value="-17.8">
            <text:p>-17,8</text:p>
          </table:table-cell>
          <table:table-cell office:value-type="float" office:value="-17.9">
            <text:p>-17,9</text:p>
          </table:table-cell>
          <table:table-cell office:value-type="float" office:value="-16.5">
            <text:p>-16,5</text:p>
          </table:table-cell>
          <table:table-cell office:value-type="float" office:value="-16.3">
            <text:p>-16,3</text:p>
          </table:table-cell>
          <table:table-cell office:value-type="float" office:value="-14.7">
            <text:p>-14,7</text:p>
          </table:table-cell>
          <table:table-cell office:value-type="float" office:value="-14.6">
            <text:p>-14,6</text:p>
          </table:table-cell>
          <table:table-cell office:value-type="float" office:value="-12.6">
            <text:p>-12,6</text:p>
          </table:table-cell>
          <table:table-cell office:value-type="float" office:value="-12.7">
            <text:p>-12,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-30">
            <text:p>-30</text:p>
          </table:table-cell>
          <table:table-cell office:value-type="float" office:value="-30.2">
            <text:p>-30,2</text:p>
          </table:table-cell>
          <table:table-cell office:value-type="float" office:value="-27.2">
            <text:p>-27,2</text:p>
          </table:table-cell>
          <table:table-cell office:value-type="float" office:value="-27.5">
            <text:p>-27,5</text:p>
          </table:table-cell>
          <table:table-cell office:value-type="float" office:value="-25.6">
            <text:p>-25,6</text:p>
          </table:table-cell>
          <table:table-cell office:value-type="float" office:value="-25.7">
            <text:p>-25,7</text:p>
          </table:table-cell>
          <table:table-cell office:value-type="float" office:value="-24.1">
            <text:p>-24,1</text:p>
          </table:table-cell>
          <table:table-cell office:value-type="float" office:value="-24.5">
            <text:p>-24,5</text:p>
          </table:table-cell>
          <table:table-cell office:value-type="float" office:value="-22.4">
            <text:p>-22,4</text:p>
          </table:table-cell>
          <table:table-cell office:value-type="float" office:value="-22.5">
            <text:p>-22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-37.2">
            <text:p>-37,2</text:p>
          </table:table-cell>
          <table:table-cell office:value-type="float" office:value="-37.3">
            <text:p>-37,3</text:p>
          </table:table-cell>
          <table:table-cell office:value-type="float" office:value="-34.7">
            <text:p>-34,7</text:p>
          </table:table-cell>
          <table:table-cell office:value-type="float" office:value="-35">
            <text:p>-35</text:p>
          </table:table-cell>
          <table:table-cell office:value-type="float" office:value="-33.7">
            <text:p>-33,7</text:p>
          </table:table-cell>
          <table:table-cell office:value-type="float" office:value="-35.7">
            <text:p>-35,7</text:p>
          </table:table-cell>
          <table:table-cell office:value-type="float" office:value="-32.2">
            <text:p>-32,2</text:p>
          </table:table-cell>
          <table:table-cell office:value-type="float" office:value="-32">
            <text:p>-32</text:p>
          </table:table-cell>
          <table:table-cell table:number-columns-repeated="2" office:value-type="float" office:value="-30.3">
            <text:p>-30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-42.9">
            <text:p>-42,9</text:p>
          </table:table-cell>
          <table:table-cell office:value-type="float" office:value="-43.2">
            <text:p>-43,2</text:p>
          </table:table-cell>
          <table:table-cell office:value-type="float" office:value="-40.9">
            <text:p>-40,9</text:p>
          </table:table-cell>
          <table:table-cell office:value-type="float" office:value="-41">
            <text:p>-41</text:p>
          </table:table-cell>
          <table:table-cell office:value-type="float" office:value="-40">
            <text:p>-40</text:p>
          </table:table-cell>
          <table:table-cell office:value-type="float" office:value="-40.5">
            <text:p>-40,5</text:p>
          </table:table-cell>
          <table:table-cell office:value-type="float" office:value="-38.8">
            <text:p>-38,8</text:p>
          </table:table-cell>
          <table:table-cell office:value-type="float" office:value="-38.9">
            <text:p>-38,9</text:p>
          </table:table-cell>
          <table:table-cell table:number-columns-repeated="2" office:value-type="float" office:value="-37">
            <text:p>-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-47.9">
            <text:p>-47,9</text:p>
          </table:table-cell>
          <table:table-cell office:value-type="float" office:value="-48">
            <text:p>-48</text:p>
          </table:table-cell>
          <table:table-cell office:value-type="float" office:value="-46.1">
            <text:p>-46,1</text:p>
          </table:table-cell>
          <table:table-cell office:value-type="float" office:value="-46.2">
            <text:p>-46,2</text:p>
          </table:table-cell>
          <table:table-cell office:value-type="float" office:value="-44">
            <text:p>-44</text:p>
          </table:table-cell>
          <table:table-cell office:value-type="float" office:value="-45.1">
            <text:p>-45,1</text:p>
          </table:table-cell>
          <table:table-cell office:value-type="float" office:value="-43.5">
            <text:p>-43,5</text:p>
          </table:table-cell>
          <table:table-cell office:value-type="float" office:value="-43.8">
            <text:p>-43,8</text:p>
          </table:table-cell>
          <table:table-cell office:value-type="float" office:value="-42.6">
            <text:p>-42,6</text:p>
          </table:table-cell>
          <table:table-cell office:value-type="float" office:value="-42.4">
            <text:p>-42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-52.1">
            <text:p>-52,1</text:p>
          </table:table-cell>
          <table:table-cell office:value-type="float" office:value="-52">
            <text:p>-52</text:p>
          </table:table-cell>
          <table:table-cell office:value-type="float" office:value="-50.4">
            <text:p>-50,4</text:p>
          </table:table-cell>
          <table:table-cell office:value-type="float" office:value="-50.5">
            <text:p>-50,5</text:p>
          </table:table-cell>
          <table:table-cell office:value-type="float" office:value="-49.7">
            <text:p>-49,7</text:p>
          </table:table-cell>
          <table:table-cell office:value-type="float" office:value="-49.6">
            <text:p>-49,6</text:p>
          </table:table-cell>
          <table:table-cell office:value-type="float" office:value="-48.2">
            <text:p>-48,2</text:p>
          </table:table-cell>
          <table:table-cell office:value-type="float" office:value="-48.1">
            <text:p>-48,1</text:p>
          </table:table-cell>
          <table:table-cell office:value-type="float" office:value="-47">
            <text:p>-47</text:p>
          </table:table-cell>
          <table:table-cell office:value-type="float" office:value="-46.9">
            <text:p>-46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55.6">
            <text:p>-55,6</text:p>
          </table:table-cell>
          <table:table-cell table:number-columns-repeated="2" office:value-type="float" office:value="-54">
            <text:p>-54</text:p>
          </table:table-cell>
          <table:table-cell table:number-columns-repeated="2" office:value-type="float" office:value="-53.3">
            <text:p>-53,3</text:p>
          </table:table-cell>
          <table:table-cell office:value-type="float" office:value="-51.4">
            <text:p>-51,4</text:p>
          </table:table-cell>
          <table:table-cell office:value-type="float" office:value="-52">
            <text:p>-52</text:p>
          </table:table-cell>
          <table:table-cell office:value-type="float" office:value="-50.8">
            <text:p>-50,8</text:p>
          </table:table-cell>
          <table:table-cell office:value-type="float" office:value="-50.9">
            <text:p>-50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-58.7">
            <text:p>-58,7</text:p>
          </table:table-cell>
          <table:table-cell office:value-type="float" office:value="-58.8">
            <text:p>-58,8</text:p>
          </table:table-cell>
          <table:table-cell office:value-type="float" office:value="-57.3">
            <text:p>-57,3</text:p>
          </table:table-cell>
          <table:table-cell office:value-type="float" office:value="-57.4">
            <text:p>-57,4</text:p>
          </table:table-cell>
          <table:table-cell office:value-type="float" office:value="-56.6">
            <text:p>-56,6</text:p>
          </table:table-cell>
          <table:table-cell office:value-type="float" office:value="-56.5">
            <text:p>-56,5</text:p>
          </table:table-cell>
          <table:table-cell office:value-type="float" office:value="-55">
            <text:p>-55</text:p>
          </table:table-cell>
          <table:table-cell office:value-type="float" office:value="-54">
            <text:p>-54</text:p>
          </table:table-cell>
          <table:table-cell office:value-type="float" office:value="-54.3">
            <text:p>-54,3</text:p>
          </table:table-cell>
          <table:table-cell office:value-type="float" office:value="-54.2">
            <text:p>-54,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T = </text:p>
          </table:table-cell>
          <table:table-cell office:value-type="float" office:value="14.5">
            <text:p>14,5</text:p>
          </table:table-cell>
          <table:table-cell/>
          <table:table-cell office:value-type="float" office:value="24.4">
            <text:p>24,4</text:p>
          </table:table-cell>
          <table:table-cell/>
          <table:table-cell office:value-type="float" office:value="32.5">
            <text:p>32,5</text:p>
          </table:table-cell>
          <table:table-cell/>
          <table:table-cell office:value-type="float" office:value="38.1">
            <text:p>38,1</text:p>
          </table:table-cell>
          <table:table-cell/>
          <table:table-cell office:value-type="float" office:value="48.2">
            <text:p>48,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_a = </text:p>
          </table:table-cell>
          <table:table-cell office:value-type="float" office:value="765">
            <text:p>765</text:p>
          </table:table-cell>
          <table:table-cell office:value-type="string">
            <text:p>мм рт ст</text:p>
          </table:table-cell>
          <table:table-cell table:number-columns-repeated="12"/>
        </table:table-row>
        <table:table-row table:style-name="ro1">
          <table:table-cell office:value-type="string">
            <text:p>P_0 = </text:p>
          </table:table-cell>
          <table:table-cell table:formula="of:=13551*9.819/1000*[.B16]" office:value-type="float" office:value="101788.810785">
            <text:p>101788,81078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Таблица 1</text:p>
          </table:table-cell>
          <table:table-cell/>
          <table:table-cell office:value-type="string">
            <text:p>p, Кпа</text:p>
          </table:table-cell>
          <table:table-cell office:value-type="string">
            <text:p>1/p, Кпа</text:p>
          </table:table-cell>
          <table:table-cell/>
          <table:table-cell office:value-type="string">
            <text:p>Таблица 2</text:p>
          </table:table-cell>
          <table:table-cell table:number-columns-repeated="4"/>
          <table:table-cell office:value-type="string">
            <text:p>Таблица 3</text:p>
          </table:table-cell>
          <table:table-cell table:number-columns-repeated="3"/>
        </table:table-row>
        <table:table-row table:style-name="ro1">
          <table:table-cell/>
          <table:table-cell table:formula="of:=[.D3]" office:value-type="float" office:value="3.3">
            <text:p>3,3</text:p>
          </table:table-cell>
          <table:table-cell table:formula="of:=[.E3]" office:value-type="float" office:value="3.1">
            <text:p>3,1</text:p>
          </table:table-cell>
          <table:table-cell table:formula="of:=([.$B$17]) / 1000 + ([.B20] + [.C20])/2" office:value-type="float" office:value="104.988810785">
            <text:p>104,988810785</text:p>
          </table:table-cell>
          <table:table-cell table:formula="of:=1/[.D20]" office:value-type="float" office:value="0.00952482452675683">
            <text:p>0,0095248245</text:p>
          </table:table-cell>
          <table:table-cell/>
          <table:table-cell table:formula="of:=[.F3]" office:value-type="float" office:value="7.3">
            <text:p>7,3</text:p>
          </table:table-cell>
          <table:table-cell table:formula="of:=[.G3]" office:value-type="float" office:value="7">
            <text:p>7</text:p>
          </table:table-cell>
          <table:table-cell table:formula="of:=([.$B$17]) / 1000 + ([.G20] + [.H20])/2" office:value-type="float" office:value="108.938810785">
            <text:p>108,938810785</text:p>
          </table:table-cell>
          <table:table-cell table:formula="of:=1/[.I20]" office:value-type="float" office:value="0.00917946499318397">
            <text:p>0,009179465</text:p>
          </table:table-cell>
          <table:table-cell/>
          <table:table-cell table:formula="of:=[.H3]" office:value-type="float" office:value="9.9">
            <text:p>9,9</text:p>
          </table:table-cell>
          <table:table-cell table:formula="of:=[.I3]" office:value-type="float" office:value="10">
            <text:p>10</text:p>
          </table:table-cell>
          <table:table-cell table:formula="of:=([.$B$17]) / 1000 + ([.L20] + [.M20])/2" office:value-type="float" office:value="111.738810785">
            <text:p>111,738810785</text:p>
          </table:table-cell>
          <table:table-cell table:formula="of:=1/[.N20]" office:value-type="float" office:value="0.00894944194389298">
            <text:p>0,0089494419</text:p>
          </table:table-cell>
        </table:table-row>
        <table:table-row table:style-name="ro1">
          <table:table-cell/>
          <table:table-cell table:formula="of:=[.D4]" office:value-type="float" office:value="-10.7">
            <text:p>-10,7</text:p>
          </table:table-cell>
          <table:table-cell table:formula="of:=[.E4]" office:value-type="float" office:value="-9.7">
            <text:p>-9,7</text:p>
          </table:table-cell>
          <table:table-cell table:formula="of:=([.$B$17]) / 1000 + ([.B21] + [.C21])/2" office:value-type="float" office:value="91.588810785">
            <text:p>91,588810785</text:p>
          </table:table-cell>
          <table:table-cell table:formula="of:=1/[.D21]" office:value-type="float" office:value="0.0109183642786612">
            <text:p>0,0109183643</text:p>
          </table:table-cell>
          <table:table-cell/>
          <table:table-cell table:formula="of:=[.F4]" office:value-type="float" office:value="-7.7">
            <text:p>-7,7</text:p>
          </table:table-cell>
          <table:table-cell table:formula="of:=[.G4]" office:value-type="float" office:value="-6.1">
            <text:p>-6,1</text:p>
          </table:table-cell>
          <table:table-cell table:formula="of:=([.$B$17]) / 1000 + ([.G21] + [.H21])/2" office:value-type="float" office:value="94.888810785">
            <text:p>94,888810785</text:p>
          </table:table-cell>
          <table:table-cell table:formula="of:=1/[.I21]" office:value-type="float" office:value="0.0105386503606396">
            <text:p>0,0105386504</text:p>
          </table:table-cell>
          <table:table-cell/>
          <table:table-cell table:formula="of:=[.H4]" office:value-type="float" office:value="-5.2">
            <text:p>-5,2</text:p>
          </table:table-cell>
          <table:table-cell table:formula="of:=[.I4]" office:value-type="float" office:value="-5.8">
            <text:p>-5,8</text:p>
          </table:table-cell>
          <table:table-cell table:formula="of:=([.$B$17]) / 1000 + ([.L21] + [.M21])/2" office:value-type="float" office:value="96.288810785">
            <text:p>96,288810785</text:p>
          </table:table-cell>
          <table:table-cell table:formula="of:=1/[.N21]" office:value-type="float" office:value="0.0103854226866802">
            <text:p>0,0103854227</text:p>
          </table:table-cell>
        </table:table-row>
        <table:table-row table:style-name="ro1">
          <table:table-cell/>
          <table:table-cell table:formula="of:=[.D5]" office:value-type="float" office:value="-21.1">
            <text:p>-21,1</text:p>
          </table:table-cell>
          <table:table-cell table:formula="of:=[.E5]" office:value-type="float" office:value="-21.1">
            <text:p>-21,1</text:p>
          </table:table-cell>
          <table:table-cell table:formula="of:=([.$B$17]) / 1000 + ([.B22] + [.C22])/2" office:value-type="float" office:value="80.688810785">
            <text:p>80,688810785</text:p>
          </table:table-cell>
          <table:table-cell table:formula="of:=1/[.D22]" office:value-type="float" office:value="0.0123932920843828">
            <text:p>0,0123932921</text:p>
          </table:table-cell>
          <table:table-cell/>
          <table:table-cell table:formula="of:=[.F5]" office:value-type="float" office:value="-17.8">
            <text:p>-17,8</text:p>
          </table:table-cell>
          <table:table-cell table:formula="of:=[.G5]" office:value-type="float" office:value="-17.9">
            <text:p>-17,9</text:p>
          </table:table-cell>
          <table:table-cell table:formula="of:=([.$B$17]) / 1000 + ([.G22] + [.H22])/2" office:value-type="float" office:value="83.938810785">
            <text:p>83,938810785</text:p>
          </table:table-cell>
          <table:table-cell table:formula="of:=1/[.I22]" office:value-type="float" office:value="0.0119134401672832">
            <text:p>0,0119134402</text:p>
          </table:table-cell>
          <table:table-cell/>
          <table:table-cell table:formula="of:=[.H5]" office:value-type="float" office:value="-16.5">
            <text:p>-16,5</text:p>
          </table:table-cell>
          <table:table-cell table:formula="of:=[.I5]" office:value-type="float" office:value="-16.3">
            <text:p>-16,3</text:p>
          </table:table-cell>
          <table:table-cell table:formula="of:=([.$B$17]) / 1000 + ([.L22] + [.M22])/2" office:value-type="float" office:value="85.388810785">
            <text:p>85,388810785</text:p>
          </table:table-cell>
          <table:table-cell table:formula="of:=1/[.N22]" office:value-type="float" office:value="0.0117111362812851">
            <text:p>0,0117111363</text:p>
          </table:table-cell>
        </table:table-row>
        <table:table-row table:style-name="ro1">
          <table:table-cell/>
          <table:table-cell table:formula="of:=[.D6]" office:value-type="float" office:value="-30">
            <text:p>-30</text:p>
          </table:table-cell>
          <table:table-cell table:formula="of:=[.E6]" office:value-type="float" office:value="-30.2">
            <text:p>-30,2</text:p>
          </table:table-cell>
          <table:table-cell table:formula="of:=([.$B$17]) / 1000 + ([.B23] + [.C23])/2" office:value-type="float" office:value="71.688810785">
            <text:p>71,688810785</text:p>
          </table:table-cell>
          <table:table-cell table:formula="of:=1/[.D23]" office:value-type="float" office:value="0.0139491782476218">
            <text:p>0,0139491782</text:p>
          </table:table-cell>
          <table:table-cell/>
          <table:table-cell table:formula="of:=[.F6]" office:value-type="float" office:value="-27.2">
            <text:p>-27,2</text:p>
          </table:table-cell>
          <table:table-cell table:formula="of:=[.G6]" office:value-type="float" office:value="-27.5">
            <text:p>-27,5</text:p>
          </table:table-cell>
          <table:table-cell table:formula="of:=([.$B$17]) / 1000 + ([.G23] + [.H23])/2" office:value-type="float" office:value="74.438810785">
            <text:p>74,438810785</text:p>
          </table:table-cell>
          <table:table-cell table:formula="of:=1/[.I23]" office:value-type="float" office:value="0.0134338524414136">
            <text:p>0,0134338524</text:p>
          </table:table-cell>
          <table:table-cell/>
          <table:table-cell table:formula="of:=[.H6]" office:value-type="float" office:value="-25.6">
            <text:p>-25,6</text:p>
          </table:table-cell>
          <table:table-cell table:formula="of:=[.I6]" office:value-type="float" office:value="-25.7">
            <text:p>-25,7</text:p>
          </table:table-cell>
          <table:table-cell table:formula="of:=([.$B$17]) / 1000 + ([.L23] + [.M23])/2" office:value-type="float" office:value="76.138810785">
            <text:p>76,138810785</text:p>
          </table:table-cell>
          <table:table-cell table:formula="of:=1/[.N23]" office:value-type="float" office:value="0.0131339062127433">
            <text:p>0,0131339062</text:p>
          </table:table-cell>
        </table:table-row>
        <table:table-row table:style-name="ro1">
          <table:table-cell/>
          <table:table-cell table:formula="of:=[.D7]" office:value-type="float" office:value="-37.2">
            <text:p>-37,2</text:p>
          </table:table-cell>
          <table:table-cell table:formula="of:=[.E7]" office:value-type="float" office:value="-37.3">
            <text:p>-37,3</text:p>
          </table:table-cell>
          <table:table-cell table:formula="of:=([.$B$17]) / 1000 + ([.B24] + [.C24])/2" office:value-type="float" office:value="64.538810785">
            <text:p>64,538810785</text:p>
          </table:table-cell>
          <table:table-cell table:formula="of:=1/[.D24]" office:value-type="float" office:value="0.0154945526240223">
            <text:p>0,0154945526</text:p>
          </table:table-cell>
          <table:table-cell/>
          <table:table-cell table:formula="of:=[.F7]" office:value-type="float" office:value="-34.7">
            <text:p>-34,7</text:p>
          </table:table-cell>
          <table:table-cell table:formula="of:=[.G7]" office:value-type="float" office:value="-35">
            <text:p>-35</text:p>
          </table:table-cell>
          <table:table-cell table:formula="of:=([.$B$17]) / 1000 + ([.G24] + [.H24])/2" office:value-type="float" office:value="66.938810785">
            <text:p>66,938810785</text:p>
          </table:table-cell>
          <table:table-cell table:formula="of:=1/[.I24]" office:value-type="float" office:value="0.0149390165178149">
            <text:p>0,0149390165</text:p>
          </table:table-cell>
          <table:table-cell/>
          <table:table-cell table:formula="of:=[.H7]" office:value-type="float" office:value="-33.7">
            <text:p>-33,7</text:p>
          </table:table-cell>
          <table:table-cell table:formula="of:=[.I7]" office:value-type="float" office:value="-35.7">
            <text:p>-35,7</text:p>
          </table:table-cell>
          <table:table-cell table:formula="of:=([.$B$17]) / 1000 + ([.L24] + [.M24])/2" office:value-type="float" office:value="67.088810785">
            <text:p>67,088810785</text:p>
          </table:table-cell>
          <table:table-cell table:formula="of:=1/[.N24]" office:value-type="float" office:value="0.0149056152329888">
            <text:p>0,0149056152</text:p>
          </table:table-cell>
        </table:table-row>
        <table:table-row table:style-name="ro1">
          <table:table-cell/>
          <table:table-cell table:formula="of:=[.D8]" office:value-type="float" office:value="-42.9">
            <text:p>-42,9</text:p>
          </table:table-cell>
          <table:table-cell table:formula="of:=[.E8]" office:value-type="float" office:value="-43.2">
            <text:p>-43,2</text:p>
          </table:table-cell>
          <table:table-cell table:formula="of:=([.$B$17]) / 1000 + ([.B25] + [.C25])/2" office:value-type="float" office:value="58.738810785">
            <text:p>58,738810785</text:p>
          </table:table-cell>
          <table:table-cell table:formula="of:=1/[.D25]" office:value-type="float" office:value="0.0170245189958011">
            <text:p>0,017024519</text:p>
          </table:table-cell>
          <table:table-cell/>
          <table:table-cell table:formula="of:=[.F8]" office:value-type="float" office:value="-40.9">
            <text:p>-40,9</text:p>
          </table:table-cell>
          <table:table-cell table:formula="of:=[.G8]" office:value-type="float" office:value="-41">
            <text:p>-41</text:p>
          </table:table-cell>
          <table:table-cell table:formula="of:=([.$B$17]) / 1000 + ([.G25] + [.H25])/2" office:value-type="float" office:value="60.838810785">
            <text:p>60,838810785</text:p>
          </table:table-cell>
          <table:table-cell table:formula="of:=1/[.I25]" office:value-type="float" office:value="0.0164368761830985">
            <text:p>0,0164368762</text:p>
          </table:table-cell>
          <table:table-cell/>
          <table:table-cell table:formula="of:=[.H8]" office:value-type="float" office:value="-40">
            <text:p>-40</text:p>
          </table:table-cell>
          <table:table-cell table:formula="of:=[.I8]" office:value-type="float" office:value="-40.5">
            <text:p>-40,5</text:p>
          </table:table-cell>
          <table:table-cell table:formula="of:=([.$B$17]) / 1000 + ([.L25] + [.M25])/2" office:value-type="float" office:value="61.538810785">
            <text:p>61,538810785</text:p>
          </table:table-cell>
          <table:table-cell table:formula="of:=1/[.N25]" office:value-type="float" office:value="0.0162499077776093">
            <text:p>0,0162499078</text:p>
          </table:table-cell>
        </table:table-row>
        <table:table-row table:style-name="ro1">
          <table:table-cell/>
          <table:table-cell table:formula="of:=[.D9]" office:value-type="float" office:value="-47.9">
            <text:p>-47,9</text:p>
          </table:table-cell>
          <table:table-cell table:formula="of:=[.E9]" office:value-type="float" office:value="-48">
            <text:p>-48</text:p>
          </table:table-cell>
          <table:table-cell table:formula="of:=([.$B$17]) / 1000 + ([.B26] + [.C26])/2" office:value-type="float" office:value="53.838810785">
            <text:p>53,838810785</text:p>
          </table:table-cell>
          <table:table-cell table:formula="of:=1/[.D26]" office:value-type="float" office:value="0.0185739615236563">
            <text:p>0,0185739615</text:p>
          </table:table-cell>
          <table:table-cell/>
          <table:table-cell table:formula="of:=[.F9]" office:value-type="float" office:value="-46.1">
            <text:p>-46,1</text:p>
          </table:table-cell>
          <table:table-cell table:formula="of:=[.G9]" office:value-type="float" office:value="-46.2">
            <text:p>-46,2</text:p>
          </table:table-cell>
          <table:table-cell table:formula="of:=([.$B$17]) / 1000 + ([.G26] + [.H26])/2" office:value-type="float" office:value="55.638810785">
            <text:p>55,638810785</text:p>
          </table:table-cell>
          <table:table-cell table:formula="of:=1/[.I26]" office:value-type="float" office:value="0.0179730656692899">
            <text:p>0,0179730657</text:p>
          </table:table-cell>
          <table:table-cell/>
          <table:table-cell table:formula="of:=[.H9]" office:value-type="float" office:value="-44">
            <text:p>-44</text:p>
          </table:table-cell>
          <table:table-cell table:formula="of:=[.I9]" office:value-type="float" office:value="-45.1">
            <text:p>-45,1</text:p>
          </table:table-cell>
          <table:table-cell table:formula="of:=([.$B$17]) / 1000 + ([.L26] + [.M26])/2" office:value-type="float" office:value="57.238810785">
            <text:p>57,238810785</text:p>
          </table:table-cell>
          <table:table-cell table:formula="of:=1/[.N26]" office:value-type="float" office:value="0.0174706634586835">
            <text:p>0,0174706635</text:p>
          </table:table-cell>
        </table:table-row>
        <table:table-row table:style-name="ro1">
          <table:table-cell/>
          <table:table-cell table:formula="of:=[.D10]" office:value-type="float" office:value="-52.1">
            <text:p>-52,1</text:p>
          </table:table-cell>
          <table:table-cell table:formula="of:=[.E10]" office:value-type="float" office:value="-52">
            <text:p>-52</text:p>
          </table:table-cell>
          <table:table-cell table:formula="of:=([.$B$17]) / 1000 + ([.B27] + [.C27])/2" office:value-type="float" office:value="49.738810785">
            <text:p>49,738810785</text:p>
          </table:table-cell>
          <table:table-cell table:formula="of:=1/[.D27]" office:value-type="float" office:value="0.0201050243103435">
            <text:p>0,0201050243</text:p>
          </table:table-cell>
          <table:table-cell/>
          <table:table-cell table:formula="of:=[.F10]" office:value-type="float" office:value="-50.4">
            <text:p>-50,4</text:p>
          </table:table-cell>
          <table:table-cell table:formula="of:=[.G10]" office:value-type="float" office:value="-50.5">
            <text:p>-50,5</text:p>
          </table:table-cell>
          <table:table-cell table:formula="of:=([.$B$17]) / 1000 + ([.G27] + [.H27])/2" office:value-type="float" office:value="51.338810785">
            <text:p>51,338810785</text:p>
          </table:table-cell>
          <table:table-cell table:formula="of:=1/[.I27]" office:value-type="float" office:value="0.01947844106066">
            <text:p>0,0194784411</text:p>
          </table:table-cell>
          <table:table-cell/>
          <table:table-cell table:formula="of:=[.H10]" office:value-type="float" office:value="-49.7">
            <text:p>-49,7</text:p>
          </table:table-cell>
          <table:table-cell table:formula="of:=[.I10]" office:value-type="float" office:value="-49.6">
            <text:p>-49,6</text:p>
          </table:table-cell>
          <table:table-cell table:formula="of:=([.$B$17]) / 1000 + ([.L27] + [.M27])/2" office:value-type="float" office:value="52.138810785">
            <text:p>52,138810785</text:p>
          </table:table-cell>
          <table:table-cell table:formula="of:=1/[.N27]" office:value-type="float" office:value="0.0191795705529919">
            <text:p>0,0191795706</text:p>
          </table:table-cell>
        </table:table-row>
        <table:table-row table:style-name="ro1">
          <table:table-cell/>
          <table:table-cell table:formula="of:=[.D11]" office:value-type="float" office:value="-55.6">
            <text:p>-55,6</text:p>
          </table:table-cell>
          <table:table-cell table:formula="of:=[.E11]" office:value-type="float" office:value="-55.6">
            <text:p>-55,6</text:p>
          </table:table-cell>
          <table:table-cell table:formula="of:=([.$B$17]) / 1000 + ([.B28] + [.C28])/2" office:value-type="float" office:value="46.188810785">
            <text:p>46,188810785</text:p>
          </table:table-cell>
          <table:table-cell table:formula="of:=1/[.D28]" office:value-type="float" office:value="0.0216502651400749">
            <text:p>0,0216502651</text:p>
          </table:table-cell>
          <table:table-cell/>
          <table:table-cell table:formula="of:=[.F11]" office:value-type="float" office:value="-54">
            <text:p>-54</text:p>
          </table:table-cell>
          <table:table-cell table:formula="of:=[.G11]" office:value-type="float" office:value="-54">
            <text:p>-54</text:p>
          </table:table-cell>
          <table:table-cell table:formula="of:=([.$B$17]) / 1000 + ([.G28] + [.H28])/2" office:value-type="float" office:value="47.788810785">
            <text:p>47,788810785</text:p>
          </table:table-cell>
          <table:table-cell table:formula="of:=1/[.I28]" office:value-type="float" office:value="0.0209254003933883">
            <text:p>0,0209254004</text:p>
          </table:table-cell>
          <table:table-cell/>
          <table:table-cell table:formula="of:=[.H11]" office:value-type="float" office:value="-53.3">
            <text:p>-53,3</text:p>
          </table:table-cell>
          <table:table-cell table:formula="of:=[.I11]" office:value-type="float" office:value="-53.3">
            <text:p>-53,3</text:p>
          </table:table-cell>
          <table:table-cell table:formula="of:=([.$B$17]) / 1000 + ([.L28] + [.M28])/2" office:value-type="float" office:value="48.488810785">
            <text:p>48,488810785</text:p>
          </table:table-cell>
          <table:table-cell table:formula="of:=1/[.N28]" office:value-type="float" office:value="0.0206233146123961">
            <text:p>0,0206233146</text:p>
          </table:table-cell>
        </table:table-row>
        <table:table-row table:style-name="ro1">
          <table:table-cell/>
          <table:table-cell table:formula="of:=[.D12]" office:value-type="float" office:value="-58.7">
            <text:p>-58,7</text:p>
          </table:table-cell>
          <table:table-cell table:formula="of:=[.E12]" office:value-type="float" office:value="-58.8">
            <text:p>-58,8</text:p>
          </table:table-cell>
          <table:table-cell table:formula="of:=([.$B$17]) / 1000 + ([.B29] + [.C29])/2" office:value-type="float" office:value="43.038810785">
            <text:p>43,038810785</text:p>
          </table:table-cell>
          <table:table-cell table:formula="of:=1/[.D29]" office:value-type="float" office:value="0.023234842732888">
            <text:p>0,0232348427</text:p>
          </table:table-cell>
          <table:table-cell/>
          <table:table-cell table:formula="of:=[.F12]" office:value-type="float" office:value="-57.3">
            <text:p>-57,3</text:p>
          </table:table-cell>
          <table:table-cell table:formula="of:=[.G12]" office:value-type="float" office:value="-57.4">
            <text:p>-57,4</text:p>
          </table:table-cell>
          <table:table-cell table:formula="of:=([.$B$17]) / 1000 + ([.G29] + [.H29])/2" office:value-type="float" office:value="44.438810785">
            <text:p>44,438810785</text:p>
          </table:table-cell>
          <table:table-cell table:formula="of:=1/[.I29]" office:value-type="float" office:value="0.0225028524016566">
            <text:p>0,0225028524</text:p>
          </table:table-cell>
          <table:table-cell/>
          <table:table-cell table:formula="of:=[.H12]" office:value-type="float" office:value="-56.6">
            <text:p>-56,6</text:p>
          </table:table-cell>
          <table:table-cell table:formula="of:=[.I12]" office:value-type="float" office:value="-56.5">
            <text:p>-56,5</text:p>
          </table:table-cell>
          <table:table-cell table:formula="of:=([.$B$17]) / 1000 + ([.L29] + [.M29])/2" office:value-type="float" office:value="45.238810785">
            <text:p>45,238810785</text:p>
          </table:table-cell>
          <table:table-cell table:formula="of:=1/[.N29]" office:value-type="float" office:value="0.0221049135166828">
            <text:p>0,022104913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Таблица 4</text:p>
          </table:table-cell>
          <table:table-cell table:number-columns-repeated="4"/>
          <table:table-cell office:value-type="string">
            <text:p>Таблица 5</text:p>
          </table:table-cell>
          <table:table-cell table:number-columns-repeated="8"/>
        </table:table-row>
        <table:table-row table:style-name="ro1">
          <table:table-cell/>
          <table:table-cell table:formula="of:=[.J3]" office:value-type="float" office:value="12.2">
            <text:p>12,2</text:p>
          </table:table-cell>
          <table:table-cell table:formula="of:=[.K3]" office:value-type="float" office:value="11.5">
            <text:p>11,5</text:p>
          </table:table-cell>
          <table:table-cell table:formula="of:=([.$B$17]) / 1000 + ([.B32] + [.C32])/2" office:value-type="float" office:value="113.638810785">
            <text:p>113,638810785</text:p>
          </table:table-cell>
          <table:table-cell table:formula="of:=1/[.D32]" office:value-type="float" office:value="0.00879981049689053">
            <text:p>0,0087998105</text:p>
          </table:table-cell>
          <table:table-cell/>
          <table:table-cell table:formula="of:=[.L3]" office:value-type="float" office:value="14">
            <text:p>14</text:p>
          </table:table-cell>
          <table:table-cell table:formula="of:=[.M3]" office:value-type="float" office:value="13.6">
            <text:p>13,6</text:p>
          </table:table-cell>
          <table:table-cell table:formula="of:=([.$B$17]) / 1000 + ([.G32] + [.H32])/2" office:value-type="float" office:value="115.588810785">
            <text:p>115,588810785</text:p>
          </table:table-cell>
          <table:table-cell table:formula="of:=1/[.I32]" office:value-type="float" office:value="0.00865135641770761">
            <text:p>0,0086513564</text:p>
          </table:table-cell>
          <table:table-cell table:number-columns-repeated="5"/>
        </table:table-row>
        <table:table-row table:style-name="ro1">
          <table:table-cell/>
          <table:table-cell table:formula="of:=[.J4]" office:value-type="float" office:value="-3.6">
            <text:p>-3,6</text:p>
          </table:table-cell>
          <table:table-cell table:formula="of:=[.K4]" office:value-type="float" office:value="-2.6">
            <text:p>-2,6</text:p>
          </table:table-cell>
          <table:table-cell table:formula="of:=([.$B$17]) / 1000 + ([.B33] + [.C33])/2" office:value-type="float" office:value="98.688810785">
            <text:p>98,688810785</text:p>
          </table:table-cell>
          <table:table-cell table:formula="of:=1/[.D33]" office:value-type="float" office:value="0.0101328609803452">
            <text:p>0,010132861</text:p>
          </table:table-cell>
          <table:table-cell/>
          <table:table-cell table:formula="of:=[.L4]" office:value-type="float" office:value="-1.3">
            <text:p>-1,3</text:p>
          </table:table-cell>
          <table:table-cell table:formula="of:=[.M4]" office:value-type="float" office:value="-1.5">
            <text:p>-1,5</text:p>
          </table:table-cell>
          <table:table-cell table:formula="of:=([.$B$17]) / 1000 + ([.G33] + [.H33])/2" office:value-type="float" office:value="100.388810785">
            <text:p>100,388810785</text:p>
          </table:table-cell>
          <table:table-cell table:formula="of:=1/[.I33]" office:value-type="float" office:value="0.00996126950982289">
            <text:p>0,0099612695</text:p>
          </table:table-cell>
          <table:table-cell table:number-columns-repeated="5"/>
        </table:table-row>
        <table:table-row table:style-name="ro1">
          <table:table-cell/>
          <table:table-cell table:formula="of:=[.J5]" office:value-type="float" office:value="-14.7">
            <text:p>-14,7</text:p>
          </table:table-cell>
          <table:table-cell table:formula="of:=[.K5]" office:value-type="float" office:value="-14.6">
            <text:p>-14,6</text:p>
          </table:table-cell>
          <table:table-cell table:formula="of:=([.$B$17]) / 1000 + ([.B34] + [.C34])/2" office:value-type="float" office:value="87.138810785">
            <text:p>87,138810785</text:p>
          </table:table-cell>
          <table:table-cell table:formula="of:=1/[.D34]" office:value-type="float" office:value="0.0114759427055681">
            <text:p>0,0114759427</text:p>
          </table:table-cell>
          <table:table-cell/>
          <table:table-cell table:formula="of:=[.L5]" office:value-type="float" office:value="-12.6">
            <text:p>-12,6</text:p>
          </table:table-cell>
          <table:table-cell table:formula="of:=[.M5]" office:value-type="float" office:value="-12.7">
            <text:p>-12,7</text:p>
          </table:table-cell>
          <table:table-cell table:formula="of:=([.$B$17]) / 1000 + ([.G34] + [.H34])/2" office:value-type="float" office:value="89.138810785">
            <text:p>89,138810785</text:p>
          </table:table-cell>
          <table:table-cell table:formula="of:=1/[.I34]" office:value-type="float" office:value="0.01121845794434">
            <text:p>0,0112184579</text:p>
          </table:table-cell>
          <table:table-cell table:number-columns-repeated="5"/>
        </table:table-row>
        <table:table-row table:style-name="ro1">
          <table:table-cell/>
          <table:table-cell table:formula="of:=[.J6]" office:value-type="float" office:value="-24.1">
            <text:p>-24,1</text:p>
          </table:table-cell>
          <table:table-cell table:formula="of:=[.K6]" office:value-type="float" office:value="-24.5">
            <text:p>-24,5</text:p>
          </table:table-cell>
          <table:table-cell table:formula="of:=([.$B$17]) / 1000 + ([.B35] + [.C35])/2" office:value-type="float" office:value="77.488810785">
            <text:p>77,488810785</text:p>
          </table:table-cell>
          <table:table-cell table:formula="of:=1/[.D35]" office:value-type="float" office:value="0.0129050890040705">
            <text:p>0,012905089</text:p>
          </table:table-cell>
          <table:table-cell/>
          <table:table-cell table:formula="of:=[.L6]" office:value-type="float" office:value="-22.4">
            <text:p>-22,4</text:p>
          </table:table-cell>
          <table:table-cell table:formula="of:=[.M6]" office:value-type="float" office:value="-22.5">
            <text:p>-22,5</text:p>
          </table:table-cell>
          <table:table-cell table:formula="of:=([.$B$17]) / 1000 + ([.G35] + [.H35])/2" office:value-type="float" office:value="79.338810785">
            <text:p>79,338810785</text:p>
          </table:table-cell>
          <table:table-cell table:formula="of:=1/[.I35]" office:value-type="float" office:value="0.0126041717805665">
            <text:p>0,0126041718</text:p>
          </table:table-cell>
          <table:table-cell table:number-columns-repeated="5"/>
        </table:table-row>
        <table:table-row table:style-name="ro1">
          <table:table-cell/>
          <table:table-cell table:formula="of:=[.J7]" office:value-type="float" office:value="-32.2">
            <text:p>-32,2</text:p>
          </table:table-cell>
          <table:table-cell table:formula="of:=[.K7]" office:value-type="float" office:value="-32">
            <text:p>-32</text:p>
          </table:table-cell>
          <table:table-cell table:formula="of:=([.$B$17]) / 1000 + ([.B36] + [.C36])/2" office:value-type="float" office:value="69.688810785">
            <text:p>69,688810785</text:p>
          </table:table-cell>
          <table:table-cell table:formula="of:=1/[.D36]" office:value-type="float" office:value="0.0143495058781408">
            <text:p>0,0143495059</text:p>
          </table:table-cell>
          <table:table-cell/>
          <table:table-cell table:formula="of:=[.L7]" office:value-type="float" office:value="-30.3">
            <text:p>-30,3</text:p>
          </table:table-cell>
          <table:table-cell table:formula="of:=[.M7]" office:value-type="float" office:value="-30.3">
            <text:p>-30,3</text:p>
          </table:table-cell>
          <table:table-cell table:formula="of:=([.$B$17]) / 1000 + ([.G36] + [.H36])/2" office:value-type="float" office:value="71.488810785">
            <text:p>71,488810785</text:p>
          </table:table-cell>
          <table:table-cell table:formula="of:=1/[.I36]" office:value-type="float" office:value="0.013988203035122">
            <text:p>0,013988203</text:p>
          </table:table-cell>
          <table:table-cell table:number-columns-repeated="5"/>
        </table:table-row>
        <table:table-row table:style-name="ro1">
          <table:table-cell/>
          <table:table-cell table:formula="of:=[.J8]" office:value-type="float" office:value="-38.8">
            <text:p>-38,8</text:p>
          </table:table-cell>
          <table:table-cell table:formula="of:=[.K8]" office:value-type="float" office:value="-38.9">
            <text:p>-38,9</text:p>
          </table:table-cell>
          <table:table-cell table:formula="of:=([.$B$17]) / 1000 + ([.B37] + [.C37])/2" office:value-type="float" office:value="62.938810785">
            <text:p>62,938810785</text:p>
          </table:table-cell>
          <table:table-cell table:formula="of:=1/[.D37]" office:value-type="float" office:value="0.015888447645063">
            <text:p>0,0158884476</text:p>
          </table:table-cell>
          <table:table-cell/>
          <table:table-cell table:formula="of:=[.L8]" office:value-type="float" office:value="-37">
            <text:p>-37</text:p>
          </table:table-cell>
          <table:table-cell table:formula="of:=[.M8]" office:value-type="float" office:value="-37">
            <text:p>-37</text:p>
          </table:table-cell>
          <table:table-cell table:formula="of:=([.$B$17]) / 1000 + ([.G37] + [.H37])/2" office:value-type="float" office:value="64.788810785">
            <text:p>64,788810785</text:p>
          </table:table-cell>
          <table:table-cell table:formula="of:=1/[.I37]" office:value-type="float" office:value="0.0154347639335205">
            <text:p>0,0154347639</text:p>
          </table:table-cell>
          <table:table-cell table:number-columns-repeated="5"/>
        </table:table-row>
        <table:table-row table:style-name="ro1">
          <table:table-cell/>
          <table:table-cell table:formula="of:=[.J9]" office:value-type="float" office:value="-43.5">
            <text:p>-43,5</text:p>
          </table:table-cell>
          <table:table-cell table:formula="of:=[.K9]" office:value-type="float" office:value="-43.8">
            <text:p>-43,8</text:p>
          </table:table-cell>
          <table:table-cell table:formula="of:=([.$B$17]) / 1000 + ([.B38] + [.C38])/2" office:value-type="float" office:value="58.138810785">
            <text:p>58,138810785</text:p>
          </table:table-cell>
          <table:table-cell table:formula="of:=1/[.D38]" office:value-type="float" office:value="0.0172002142200336">
            <text:p>0,0172002142</text:p>
          </table:table-cell>
          <table:table-cell/>
          <table:table-cell table:formula="of:=[.L9]" office:value-type="float" office:value="-42.6">
            <text:p>-42,6</text:p>
          </table:table-cell>
          <table:table-cell table:formula="of:=[.M9]" office:value-type="float" office:value="-42.4">
            <text:p>-42,4</text:p>
          </table:table-cell>
          <table:table-cell table:formula="of:=([.$B$17]) / 1000 + ([.G38] + [.H38])/2" office:value-type="float" office:value="59.288810785">
            <text:p>59,288810785</text:p>
          </table:table-cell>
          <table:table-cell table:formula="of:=1/[.I38]" office:value-type="float" office:value="0.0168665889357491">
            <text:p>0,0168665889</text:p>
          </table:table-cell>
          <table:table-cell table:number-columns-repeated="5"/>
        </table:table-row>
        <table:table-row table:style-name="ro1">
          <table:table-cell/>
          <table:table-cell table:formula="of:=[.J10]" office:value-type="float" office:value="-48.2">
            <text:p>-48,2</text:p>
          </table:table-cell>
          <table:table-cell table:formula="of:=[.K10]" office:value-type="float" office:value="-48.1">
            <text:p>-48,1</text:p>
          </table:table-cell>
          <table:table-cell table:formula="of:=([.$B$17]) / 1000 + ([.B39] + [.C39])/2" office:value-type="float" office:value="53.638810785">
            <text:p>53,638810785</text:p>
          </table:table-cell>
          <table:table-cell table:formula="of:=1/[.D39]" office:value-type="float" office:value="0.0186432172034591">
            <text:p>0,0186432172</text:p>
          </table:table-cell>
          <table:table-cell/>
          <table:table-cell table:formula="of:=[.L10]" office:value-type="float" office:value="-47">
            <text:p>-47</text:p>
          </table:table-cell>
          <table:table-cell table:formula="of:=[.M10]" office:value-type="float" office:value="-46.9">
            <text:p>-46,9</text:p>
          </table:table-cell>
          <table:table-cell table:formula="of:=([.$B$17]) / 1000 + ([.G39] + [.H39])/2" office:value-type="float" office:value="54.838810785">
            <text:p>54,838810785</text:p>
          </table:table-cell>
          <table:table-cell table:formula="of:=1/[.I39]" office:value-type="float" office:value="0.0182352604968146">
            <text:p>0,0182352605</text:p>
          </table:table-cell>
          <table:table-cell table:number-columns-repeated="5"/>
        </table:table-row>
        <table:table-row table:style-name="ro1">
          <table:table-cell/>
          <table:table-cell table:formula="of:=[.J11]" office:value-type="float" office:value="-51.4">
            <text:p>-51,4</text:p>
          </table:table-cell>
          <table:table-cell table:formula="of:=[.K11]" office:value-type="float" office:value="-52">
            <text:p>-52</text:p>
          </table:table-cell>
          <table:table-cell table:formula="of:=([.$B$17]) / 1000 + ([.B40] + [.C40])/2" office:value-type="float" office:value="50.088810785">
            <text:p>50,088810785</text:p>
          </table:table-cell>
          <table:table-cell table:formula="of:=1/[.D40]" office:value-type="float" office:value="0.0199645386729658">
            <text:p>0,0199645387</text:p>
          </table:table-cell>
          <table:table-cell/>
          <table:table-cell table:formula="of:=[.L11]" office:value-type="float" office:value="-50.8">
            <text:p>-50,8</text:p>
          </table:table-cell>
          <table:table-cell table:formula="of:=[.M11]" office:value-type="float" office:value="-50.9">
            <text:p>-50,9</text:p>
          </table:table-cell>
          <table:table-cell table:formula="of:=([.$B$17]) / 1000 + ([.G40] + [.H40])/2" office:value-type="float" office:value="50.938810785">
            <text:p>50,938810785</text:p>
          </table:table-cell>
          <table:table-cell table:formula="of:=1/[.I40]" office:value-type="float" office:value="0.019631396661786">
            <text:p>0,0196313967</text:p>
          </table:table-cell>
          <table:table-cell table:number-columns-repeated="5"/>
        </table:table-row>
        <table:table-row table:style-name="ro1">
          <table:table-cell/>
          <table:table-cell table:formula="of:=[.J12]" office:value-type="float" office:value="-55">
            <text:p>-55</text:p>
          </table:table-cell>
          <table:table-cell table:formula="of:=[.K12]" office:value-type="float" office:value="-54">
            <text:p>-54</text:p>
          </table:table-cell>
          <table:table-cell table:formula="of:=([.$B$17]) / 1000 + ([.B41] + [.C41])/2" office:value-type="float" office:value="47.288810785">
            <text:p>47,288810785</text:p>
          </table:table-cell>
          <table:table-cell table:formula="of:=1/[.D41]" office:value-type="float" office:value="0.0211466514678605">
            <text:p>0,0211466515</text:p>
          </table:table-cell>
          <table:table-cell/>
          <table:table-cell table:formula="of:=[.L12]" office:value-type="float" office:value="-54.3">
            <text:p>-54,3</text:p>
          </table:table-cell>
          <table:table-cell table:formula="of:=[.M12]" office:value-type="float" office:value="-54.2">
            <text:p>-54,2</text:p>
          </table:table-cell>
          <table:table-cell table:formula="of:=([.$B$17]) / 1000 + ([.G41] + [.H41])/2" office:value-type="float" office:value="47.538810785">
            <text:p>47,538810785</text:p>
          </table:table-cell>
          <table:table-cell table:formula="of:=1/[.I41]" office:value-type="float" office:value="0.0210354441662965">
            <text:p>0,0210354442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>
            <text:p>\No</text:p>
          </table:table-cell>
          <table:table-cell office:value-type="string">
            <text:p>$V_ц$, мл</text:p>
          </table:table-cell>
          <table:table-cell office:value-type="string">
            <text:p>$\Delta P_1$, кПа</text:p>
          </table:table-cell>
          <table:table-cell office:value-type="string">
            <text:p>$\Delta P_2$, кПа</text:p>
          </table:table-cell>
          <table:table-cell office:value-type="string">
            <text:p>$P$, кПа</text:p>
          </table:table-cell>
          <table:table-cell office:value-type="string">
            <text:p>$\frac1P$, кПа${}^{-1}$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.6">
            <text:p>13,6</text:p>
          </table:table-cell>
          <table:table-cell office:value-type="float" office:value="115.588810785">
            <text:p>115,588810785</text:p>
          </table:table-cell>
          <table:table-cell office:value-type="float" office:value="0.00865135641770761">
            <text:p>0,00865135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-1.3">
            <text:p>-1,3</text:p>
          </table:table-cell>
          <table:table-cell office:value-type="float" office:value="-1.5">
            <text:p>-1,5</text:p>
          </table:table-cell>
          <table:table-cell office:value-type="float" office:value="100.388810785">
            <text:p>100,388810785</text:p>
          </table:table-cell>
          <table:table-cell office:value-type="float" office:value="0.00996126950982289">
            <text:p>0,0099612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-12.6">
            <text:p>-12,6</text:p>
          </table:table-cell>
          <table:table-cell office:value-type="float" office:value="-12.7">
            <text:p>-12,7</text:p>
          </table:table-cell>
          <table:table-cell office:value-type="float" office:value="89.138810785">
            <text:p>89,138810785</text:p>
          </table:table-cell>
          <table:table-cell office:value-type="float" office:value="0.01121845794434">
            <text:p>0,0112184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-22.4">
            <text:p>-22,4</text:p>
          </table:table-cell>
          <table:table-cell office:value-type="float" office:value="-22.5">
            <text:p>-22,5</text:p>
          </table:table-cell>
          <table:table-cell office:value-type="float" office:value="79.338810785">
            <text:p>79,338810785</text:p>
          </table:table-cell>
          <table:table-cell office:value-type="float" office:value="0.0126041717805665">
            <text:p>0,0126041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2" office:value-type="float" office:value="-30.3">
            <text:p>-30,3</text:p>
          </table:table-cell>
          <table:table-cell office:value-type="float" office:value="71.488810785">
            <text:p>71,488810785</text:p>
          </table:table-cell>
          <table:table-cell office:value-type="float" office:value="0.013988203035122">
            <text:p>0,013988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7">
            <text:p>-37</text:p>
          </table:table-cell>
          <table:table-cell office:value-type="float" office:value="64.788810785">
            <text:p>64,788810785</text:p>
          </table:table-cell>
          <table:table-cell office:value-type="float" office:value="0.0154347639335205">
            <text:p>0,0154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-42.6">
            <text:p>-42,6</text:p>
          </table:table-cell>
          <table:table-cell office:value-type="float" office:value="-42.4">
            <text:p>-42,4</text:p>
          </table:table-cell>
          <table:table-cell office:value-type="float" office:value="59.288810785">
            <text:p>59,288810785</text:p>
          </table:table-cell>
          <table:table-cell office:value-type="float" office:value="0.0168665889357491">
            <text:p>0,0168665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-47">
            <text:p>-47</text:p>
          </table:table-cell>
          <table:table-cell office:value-type="float" office:value="-46.9">
            <text:p>-46,9</text:p>
          </table:table-cell>
          <table:table-cell office:value-type="float" office:value="54.838810785">
            <text:p>54,838810785</text:p>
          </table:table-cell>
          <table:table-cell office:value-type="float" office:value="0.0182352604968146">
            <text:p>0,0182352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-50.8">
            <text:p>-50,8</text:p>
          </table:table-cell>
          <table:table-cell office:value-type="float" office:value="-50.9">
            <text:p>-50,9</text:p>
          </table:table-cell>
          <table:table-cell office:value-type="float" office:value="50.938810785">
            <text:p>50,938810785</text:p>
          </table:table-cell>
          <table:table-cell office:value-type="float" office:value="0.019631396661786">
            <text:p>0,019631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-54.3">
            <text:p>-54,3</text:p>
          </table:table-cell>
          <table:table-cell office:value-type="float" office:value="-54.2">
            <text:p>-54,2</text:p>
          </table:table-cell>
          <table:table-cell office:value-type="float" office:value="47.538810785">
            <text:p>47,538810785</text:p>
          </table:table-cell>
          <table:table-cell office:value-type="float" office:value="0.0210354441662965">
            <text:p>0,0210354442</text:p>
          </table:table-cell>
          <table:table-cell table:number-columns-repeated="8"/>
        </table:table-row>
      </table:table>
      <table:table table:name="Лист2" table:style-name="ta1" table:print="false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\No</text:p>
          </table:table-cell>
          <table:table-cell office:value-type="string">
            <text:p>$t, \, {}^{\circ}C$</text:p>
          </table:table-cell>
          <table:table-cell office:value-type="string">
            <text:p>$K$, Дж</text:p>
          </table:table-cell>
          <table:table-cell office:value-type="string">
            <text:p>d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Лист1.E14]" office:value-type="float" office:value="14.5">
            <text:p>14,5</text:p>
          </table:table-cell>
          <table:table-cell office:value-type="float" office:value="43.038810785">
            <text:p>43,038810785</text:p>
          </table:table-cell>
          <table:table-cell table:formula="of:=[.C4] - [.$G$4]" office:value-type="float" office:value="-17.04">
            <text:p>-17,04</text:p>
          </table:table-cell>
          <table:table-cell office:value-type="string">
            <text:p>\bar X = </text:p>
          </table:table-cell>
          <table:table-cell table:formula="of:=SUM([.C4:.C8]) / 5" office:value-type="float" office:value="31.54">
            <text:p>31,54</text:p>
          </table:table-cell>
          <table:table-cell/>
          <table:table-cell table:formula="of:=[.D4]*[.E4]" office:value-type="float" office:value="-733.3813357764">
            <text:p>-733,3813357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Лист1.G14]" office:value-type="float" office:value="24.4">
            <text:p>24,4</text:p>
          </table:table-cell>
          <table:table-cell office:value-type="float" office:value="44.438810785">
            <text:p>44,438810785</text:p>
          </table:table-cell>
          <table:table-cell table:formula="of:=[.C5] - [.$G$4]" office:value-type="float" office:value="-7.14">
            <text:p>-7,14</text:p>
          </table:table-cell>
          <table:table-cell office:value-type="string">
            <text:p>\bar Y = </text:p>
          </table:table-cell>
          <table:table-cell table:formula="of:=SUM([.D4:.D8]) / 5" office:value-type="float" office:value="45.508810785">
            <text:p>45,508810785</text:p>
          </table:table-cell>
          <table:table-cell/>
          <table:table-cell table:formula="of:=[.D5]*[.E5]" office:value-type="float" office:value="-317.2931090049">
            <text:p>-317,293109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Лист1.I14]" office:value-type="float" office:value="32.5">
            <text:p>32,5</text:p>
          </table:table-cell>
          <table:table-cell office:value-type="float" office:value="45.238810785">
            <text:p>45,238810785</text:p>
          </table:table-cell>
          <table:table-cell table:formula="of:=[.C6] - [.$G$4]" office:value-type="float" office:value="0.960000000000001">
            <text:p>0,96</text:p>
          </table:table-cell>
          <table:table-cell office:value-type="string">
            <text:p>D</text:p>
          </table:table-cell>
          <table:table-cell table:style-name="ce4" table:formula="of:=[.E4]*[.E4]+[.E5]*[.E5]+[.E6]*[.E6]+[.E7]*[.E7]+[.E8]*[.E8]" office:value-type="float" office:value="662.852">
            <text:p>662,852</text:p>
          </table:table-cell>
          <table:table-cell/>
          <table:table-cell table:formula="of:=[.D6]*[.E6]" office:value-type="float" office:value="43.4292583536">
            <text:p>43,4292583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Лист1.K14]" office:value-type="float" office:value="38.1">
            <text:p>38,1</text:p>
          </table:table-cell>
          <table:table-cell office:value-type="float" office:value="47.288810785">
            <text:p>47,288810785</text:p>
          </table:table-cell>
          <table:table-cell table:formula="of:=[.C7] - [.$G$4]" office:value-type="float" office:value="6.56">
            <text:p>6,56</text:p>
          </table:table-cell>
          <table:table-cell office:value-type="string">
            <text:p>A = </text:p>
          </table:table-cell>
          <table:table-cell table:formula="of:=1*SUM([.I4:.I8]) / [.G6]" office:value-type="float" office:value="0.143268783981945">
            <text:p>0,143268784</text:p>
          </table:table-cell>
          <table:table-cell/>
          <table:table-cell table:formula="of:=[.D7]*[.E7]" office:value-type="float" office:value="310.2145987496">
            <text:p>310,2145987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Лист1.M14]" office:value-type="float" office:value="48.2">
            <text:p>48,2</text:p>
          </table:table-cell>
          <table:table-cell office:value-type="float" office:value="47.538810785">
            <text:p>47,538810785</text:p>
          </table:table-cell>
          <table:table-cell table:formula="of:=[.C8] - [.$G$4]" office:value-type="float" office:value="16.66">
            <text:p>16,66</text:p>
          </table:table-cell>
          <table:table-cell office:value-type="string">
            <text:p>C = </text:p>
          </table:table-cell>
          <table:table-cell table:formula="of:=[.G5] - [.G7]*[.G4]" office:value-type="float" office:value="40.9901133382095">
            <text:p>40,9901133382</text:p>
          </table:table-cell>
          <table:table-cell/>
          <table:table-cell table:formula="of:=[.D8]*[.E8]" office:value-type="float" office:value="791.9965876781">
            <text:p>791,99658767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-c/a</text:p>
          </table:table-cell>
          <table:table-cell table:formula="of:=-[.G8]/[.G7]" office:value-type="float" office:value="-286.106381299188">
            <text:p>-286,1063812992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$V_ц$, мл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$t,\, {}^{\circ}C$</text:p>
          </table:table-cell>
          <table:table-cell office:value-type="string">
            <text:p>$P$, кПа</text:p>
          </table:table-cell>
          <table:table-cell table:number-columns-repeated="9"/>
        </table:table-row>
        <table:table-row table:style-name="ro1">
          <table:table-cell/>
          <table:table-cell table:formula="of:=[Лист1.E14]" office:value-type="float" office:value="14.5">
            <text:p>14,5</text:p>
          </table:table-cell>
          <table:table-cell table:formula="of:=[Лист1.$D20]" office:value-type="float" office:value="104.988810785">
            <text:p>104,988810785</text:p>
          </table:table-cell>
          <table:table-cell table:formula="of:=[Лист1.$D21]" office:value-type="float" office:value="91.588810785">
            <text:p>91,588810785</text:p>
          </table:table-cell>
          <table:table-cell table:formula="of:=[Лист1.$D22]" office:value-type="float" office:value="80.688810785">
            <text:p>80,688810785</text:p>
          </table:table-cell>
          <table:table-cell table:style-name="ce3" table:formula="of:=[Лист1.$D23]" office:value-type="float" office:value="71.688810785">
            <text:p>71,688810785</text:p>
          </table:table-cell>
          <table:table-cell table:formula="of:=[Лист1.$D24]" office:value-type="float" office:value="64.538810785">
            <text:p>64,538810785</text:p>
          </table:table-cell>
          <table:table-cell table:formula="of:=[Лист1.$D25]" office:value-type="float" office:value="58.738810785">
            <text:p>58,738810785</text:p>
          </table:table-cell>
          <table:table-cell table:formula="of:=[Лист1.$D26]" office:value-type="float" office:value="53.838810785">
            <text:p>53,838810785</text:p>
          </table:table-cell>
          <table:table-cell table:formula="of:=[Лист1.$D27]" office:value-type="float" office:value="49.738810785">
            <text:p>49,738810785</text:p>
          </table:table-cell>
          <table:table-cell table:formula="of:=[Лист1.$D28]" office:value-type="float" office:value="46.188810785">
            <text:p>46,188810785</text:p>
          </table:table-cell>
          <table:table-cell table:formula="of:=[Лист1.$D29]" office:value-type="float" office:value="43.038810785">
            <text:p>43,038810785</text:p>
          </table:table-cell>
        </table:table-row>
        <table:table-row table:style-name="ro1">
          <table:table-cell/>
          <table:table-cell table:formula="of:=[Лист1.G14]" office:value-type="float" office:value="24.4">
            <text:p>24,4</text:p>
          </table:table-cell>
          <table:table-cell table:formula="of:=[Лист1.$I20]" office:value-type="float" office:value="108.938810785">
            <text:p>108,938810785</text:p>
          </table:table-cell>
          <table:table-cell table:formula="of:=[Лист1.$I21]" office:value-type="float" office:value="94.888810785">
            <text:p>94,888810785</text:p>
          </table:table-cell>
          <table:table-cell table:formula="of:=[Лист1.$I22]" office:value-type="float" office:value="83.938810785">
            <text:p>83,938810785</text:p>
          </table:table-cell>
          <table:table-cell table:formula="of:=[Лист1.$I23]" office:value-type="float" office:value="74.438810785">
            <text:p>74,438810785</text:p>
          </table:table-cell>
          <table:table-cell table:style-name="ce3" table:formula="of:=[Лист1.$I24]" office:value-type="float" office:value="66.938810785">
            <text:p>66,938810785</text:p>
          </table:table-cell>
          <table:table-cell table:formula="of:=[Лист1.$I25]" office:value-type="float" office:value="60.838810785">
            <text:p>60,838810785</text:p>
          </table:table-cell>
          <table:table-cell table:formula="of:=[Лист1.$I26]" office:value-type="float" office:value="55.638810785">
            <text:p>55,638810785</text:p>
          </table:table-cell>
          <table:table-cell table:formula="of:=[Лист1.$I27]" office:value-type="float" office:value="51.338810785">
            <text:p>51,338810785</text:p>
          </table:table-cell>
          <table:table-cell table:formula="of:=[Лист1.$I28]" office:value-type="float" office:value="47.788810785">
            <text:p>47,788810785</text:p>
          </table:table-cell>
          <table:table-cell table:formula="of:=[Лист1.$I29]" office:value-type="float" office:value="44.438810785">
            <text:p>44,438810785</text:p>
          </table:table-cell>
        </table:table-row>
        <table:table-row table:style-name="ro1">
          <table:table-cell/>
          <table:table-cell table:formula="of:=[Лист1.I14]" office:value-type="float" office:value="32.5">
            <text:p>32,5</text:p>
          </table:table-cell>
          <table:table-cell table:formula="of:=[$Лист1.$N$20]" office:value-type="float" office:value="111.738810785">
            <text:p>111,738810785</text:p>
          </table:table-cell>
          <table:table-cell table:formula="of:=[$Лист1.$N$21]" office:value-type="float" office:value="96.288810785">
            <text:p>96,288810785</text:p>
          </table:table-cell>
          <table:table-cell table:formula="of:=[$Лист1.$N$22]" office:value-type="float" office:value="85.388810785">
            <text:p>85,388810785</text:p>
          </table:table-cell>
          <table:table-cell table:formula="of:=[$Лист1.$N$23]" office:value-type="float" office:value="76.138810785">
            <text:p>76,138810785</text:p>
          </table:table-cell>
          <table:table-cell table:formula="of:=[$Лист1.$N$24]" office:value-type="float" office:value="67.088810785">
            <text:p>67,088810785</text:p>
          </table:table-cell>
          <table:table-cell table:formula="of:=[$Лист1.$N$25]" office:value-type="float" office:value="61.538810785">
            <text:p>61,538810785</text:p>
          </table:table-cell>
          <table:table-cell table:formula="of:=[$Лист1.$N$26]" office:value-type="float" office:value="57.238810785">
            <text:p>57,238810785</text:p>
          </table:table-cell>
          <table:table-cell table:formula="of:=[$Лист1.$N$27]" office:value-type="float" office:value="52.138810785">
            <text:p>52,138810785</text:p>
          </table:table-cell>
          <table:table-cell table:formula="of:=[$Лист1.$N$28]" office:value-type="float" office:value="48.488810785">
            <text:p>48,488810785</text:p>
          </table:table-cell>
          <table:table-cell table:formula="of:=[$Лист1.$N$29]" office:value-type="float" office:value="45.238810785">
            <text:p>45,238810785</text:p>
          </table:table-cell>
        </table:table-row>
        <table:table-row table:style-name="ro1">
          <table:table-cell/>
          <table:table-cell table:formula="of:=[Лист1.K14]" office:value-type="float" office:value="38.1">
            <text:p>38,1</text:p>
          </table:table-cell>
          <table:table-cell table:formula="of:=[$Лист1.$D$32]" office:value-type="float" office:value="113.638810785">
            <text:p>113,638810785</text:p>
          </table:table-cell>
          <table:table-cell table:formula="of:=[$Лист1.$D$33]" office:value-type="float" office:value="98.688810785">
            <text:p>98,688810785</text:p>
          </table:table-cell>
          <table:table-cell table:formula="of:=[$Лист1.$D$34]" office:value-type="float" office:value="87.138810785">
            <text:p>87,138810785</text:p>
          </table:table-cell>
          <table:table-cell table:formula="of:=[$Лист1.$D$35]" office:value-type="float" office:value="77.488810785">
            <text:p>77,488810785</text:p>
          </table:table-cell>
          <table:table-cell table:formula="of:=[$Лист1.$D$36]" office:value-type="float" office:value="69.688810785">
            <text:p>69,688810785</text:p>
          </table:table-cell>
          <table:table-cell table:formula="of:=[$Лист1.$D$37]" office:value-type="float" office:value="62.938810785">
            <text:p>62,938810785</text:p>
          </table:table-cell>
          <table:table-cell table:formula="of:=[$Лист1.$D$38]" office:value-type="float" office:value="58.138810785">
            <text:p>58,138810785</text:p>
          </table:table-cell>
          <table:table-cell table:formula="of:=[$Лист1.$D$39]" office:value-type="float" office:value="53.638810785">
            <text:p>53,638810785</text:p>
          </table:table-cell>
          <table:table-cell table:formula="of:=[$Лист1.$D$40]" office:value-type="float" office:value="50.088810785">
            <text:p>50,088810785</text:p>
          </table:table-cell>
          <table:table-cell table:formula="of:=[$Лист1.$D$41]" office:value-type="float" office:value="47.288810785">
            <text:p>47,288810785</text:p>
          </table:table-cell>
        </table:table-row>
        <table:table-row table:style-name="ro1">
          <table:table-cell/>
          <table:table-cell table:formula="of:=[Лист1.M14]" office:value-type="float" office:value="48.2">
            <text:p>48,2</text:p>
          </table:table-cell>
          <table:table-cell table:formula="of:=[$Лист1.$I$32]" office:value-type="float" office:value="115.588810785">
            <text:p>115,588810785</text:p>
          </table:table-cell>
          <table:table-cell table:formula="of:=[$Лист1.$I$33]" office:value-type="float" office:value="100.388810785">
            <text:p>100,388810785</text:p>
          </table:table-cell>
          <table:table-cell table:formula="of:=[$Лист1.$I$34]" office:value-type="float" office:value="89.138810785">
            <text:p>89,138810785</text:p>
          </table:table-cell>
          <table:table-cell table:formula="of:=[$Лист1.$I$35]" office:value-type="float" office:value="79.338810785">
            <text:p>79,338810785</text:p>
          </table:table-cell>
          <table:table-cell table:formula="of:=[$Лист1.$I$36]" office:value-type="float" office:value="71.488810785">
            <text:p>71,488810785</text:p>
          </table:table-cell>
          <table:table-cell table:formula="of:=[$Лист1.$I$37]" office:value-type="float" office:value="64.788810785">
            <text:p>64,788810785</text:p>
          </table:table-cell>
          <table:table-cell table:formula="of:=[$Лист1.$I$38]" office:value-type="float" office:value="59.288810785">
            <text:p>59,288810785</text:p>
          </table:table-cell>
          <table:table-cell table:formula="of:=[$Лист1.$I$39]" office:value-type="float" office:value="54.838810785">
            <text:p>54,838810785</text:p>
          </table:table-cell>
          <table:table-cell table:formula="of:=[$Лист1.$I$40]" office:value-type="float" office:value="50.938810785">
            <text:p>50,938810785</text:p>
          </table:table-cell>
          <table:table-cell table:formula="of:=[$Лист1.$I$41]" office:value-type="float" office:value="47.538810785">
            <text:p>47,538810785</text:p>
          </table:table-cell>
        </table:table-row>
        <table:table-row table:style-name="ro1">
          <table:table-cell/>
          <table:table-cell office:value-type="string">
            <text:p>$\frac1{V_ц}$, мл${}^{-1}$</text:p>
          </table:table-cell>
          <table:table-cell table:style-name="ce1" table:formula="of:=1/[.C12]" office:value-type="float" office:value="0.02">
            <text:p>0,02</text:p>
          </table:table-cell>
          <table:table-cell table:style-name="ce1" table:formula="of:=1/[.D12]" office:value-type="float" office:value="0.0166666666666667">
            <text:p>0,0166666667</text:p>
          </table:table-cell>
          <table:table-cell table:style-name="ce1" table:formula="of:=1/[.E12]" office:value-type="float" office:value="0.0142857142857143">
            <text:p>0,0142857143</text:p>
          </table:table-cell>
          <table:table-cell table:style-name="ce1" table:formula="of:=1/[.F12]" office:value-type="float" office:value="0.0125">
            <text:p>0,0125</text:p>
          </table:table-cell>
          <table:table-cell table:style-name="ce1" table:formula="of:=1/[.G12]" office:value-type="float" office:value="0.0111111111111111">
            <text:p>0,0111111111</text:p>
          </table:table-cell>
          <table:table-cell table:style-name="ce1" table:formula="of:=1/[.H12]" office:value-type="float" office:value="0.01">
            <text:p>0,01</text:p>
          </table:table-cell>
          <table:table-cell table:style-name="ce1" table:formula="of:=1/[.I12]" office:value-type="float" office:value="0.00909090909090909">
            <text:p>0,0090909091</text:p>
          </table:table-cell>
          <table:table-cell table:style-name="ce1" table:formula="of:=1/[.J12]" office:value-type="float" office:value="0.00833333333333333">
            <text:p>0,0083333333</text:p>
          </table:table-cell>
          <table:table-cell table:style-name="ce1" table:formula="of:=1/[.K12]" office:value-type="float" office:value="0.00769230769230769">
            <text:p>0,0076923077</text:p>
          </table:table-cell>
          <table:table-cell table:style-name="ce1" table:formula="of:=1/[.L12]" office:value-type="float" office:value="0.00714285714285714">
            <text:p>0,0071428571</text:p>
          </table:table-cell>
        </table:table-row>
        <table:table-row table:style-name="ro1">
          <table:table-cell/>
          <table:table-cell office:value-type="string">
            <text:p>$t_0,\, {}^{\circ}C$</text:p>
          </table:table-cell>
          <table:table-cell office:value-type="float" office:value="-316.081063933704">
            <text:p>-316,0810639337</text:p>
          </table:table-cell>
          <table:table-cell office:value-type="float" office:value="-335.293926553451">
            <text:p>-335,2939265535</text:p>
          </table:table-cell>
          <table:table-cell office:value-type="float" office:value="-312.227325521658">
            <text:p>-312,2273255217</text:p>
          </table:table-cell>
          <table:table-cell office:value-type="float" office:value="-303.205296644721">
            <text:p>-303,2052966447</text:p>
          </table:table-cell>
          <table:table-cell office:value-type="float" office:value="-302.379064125639">
            <text:p>-302,3790641256</text:p>
          </table:table-cell>
          <table:table-cell office:value-type="float" office:value="-321.303266198938">
            <text:p>-321,3032661989</text:p>
          </table:table-cell>
          <table:table-cell office:value-type="float" office:value="-312.730916644202">
            <text:p>-312,7309166442</text:p>
          </table:table-cell>
          <table:table-cell office:value-type="float" office:value="-310.497714743752">
            <text:p>-310,4977147438</text:p>
          </table:table-cell>
          <table:table-cell office:value-type="float" office:value="-306.460943702907">
            <text:p>-306,4609437029</text:p>
          </table:table-cell>
          <table:table-cell office:value-type="float" office:value="-286.106381299188">
            <text:p>-286,106381299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6534.33405221">
            <text:p>6534,334052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17.71409787">
            <text:p>6717,714097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820.7019108">
            <text:p>6820,70191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163.97368661">
            <text:p>7163,973686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20.26879175">
            <text:p>7220,26879175</text:p>
          </table:table-cell>
          <table:table-cell table:number-columns-repeated="10"/>
        </table:table-row>
      </table:table>
      <table:table table:name="Лист3" table:style-name="ta1" table:print="false"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$V_ц$, мл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$t,\, {}^{\circ}C$</text:p>
          </table:table-cell>
          <table:table-cell office:value-type="string">
            <text:p>$P$, кПа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.5">
            <text:p>14,5</text:p>
          </table:table-cell>
          <table:table-cell office:value-type="float" office:value="104.988810785">
            <text:p>104,988810785</text:p>
          </table:table-cell>
          <table:table-cell office:value-type="float" office:value="91.588810785">
            <text:p>91,588810785</text:p>
          </table:table-cell>
          <table:table-cell office:value-type="float" office:value="80.688810785">
            <text:p>80,688810785</text:p>
          </table:table-cell>
          <table:table-cell office:value-type="float" office:value="71.688810785">
            <text:p>71,688810785</text:p>
          </table:table-cell>
          <table:table-cell office:value-type="float" office:value="64.538810785">
            <text:p>64,538810785</text:p>
          </table:table-cell>
          <table:table-cell office:value-type="float" office:value="58.738810785">
            <text:p>58,738810785</text:p>
          </table:table-cell>
          <table:table-cell office:value-type="float" office:value="53.838810785">
            <text:p>53,838810785</text:p>
          </table:table-cell>
          <table:table-cell office:value-type="float" office:value="49.738810785">
            <text:p>49,738810785</text:p>
          </table:table-cell>
          <table:table-cell office:value-type="float" office:value="46.188810785">
            <text:p>46,188810785</text:p>
          </table:table-cell>
          <table:table-cell office:value-type="float" office:value="43.038810785">
            <text:p>43,038810785</text:p>
          </table:table-cell>
        </table:table-row>
        <table:table-row table:style-name="ro1">
          <table:table-cell/>
          <table:table-cell office:value-type="float" office:value="24.4">
            <text:p>24,4</text:p>
          </table:table-cell>
          <table:table-cell office:value-type="float" office:value="108.938810785">
            <text:p>108,938810785</text:p>
          </table:table-cell>
          <table:table-cell office:value-type="float" office:value="94.888810785">
            <text:p>94,888810785</text:p>
          </table:table-cell>
          <table:table-cell office:value-type="float" office:value="83.938810785">
            <text:p>83,938810785</text:p>
          </table:table-cell>
          <table:table-cell office:value-type="float" office:value="74.438810785">
            <text:p>74,438810785</text:p>
          </table:table-cell>
          <table:table-cell office:value-type="float" office:value="66.938810785">
            <text:p>66,938810785</text:p>
          </table:table-cell>
          <table:table-cell office:value-type="float" office:value="60.838810785">
            <text:p>60,838810785</text:p>
          </table:table-cell>
          <table:table-cell office:value-type="float" office:value="55.638810785">
            <text:p>55,638810785</text:p>
          </table:table-cell>
          <table:table-cell office:value-type="float" office:value="51.338810785">
            <text:p>51,338810785</text:p>
          </table:table-cell>
          <table:table-cell office:value-type="float" office:value="47.788810785">
            <text:p>47,788810785</text:p>
          </table:table-cell>
          <table:table-cell office:value-type="float" office:value="44.438810785">
            <text:p>44,438810785</text:p>
          </table:table-cell>
        </table:table-row>
        <table:table-row table:style-name="ro1">
          <table:table-cell/>
          <table:table-cell office:value-type="float" office:value="32.5">
            <text:p>32,5</text:p>
          </table:table-cell>
          <table:table-cell office:value-type="float" office:value="111.738810785">
            <text:p>111,738810785</text:p>
          </table:table-cell>
          <table:table-cell office:value-type="float" office:value="96.288810785">
            <text:p>96,288810785</text:p>
          </table:table-cell>
          <table:table-cell office:value-type="float" office:value="85.388810785">
            <text:p>85,388810785</text:p>
          </table:table-cell>
          <table:table-cell office:value-type="float" office:value="76.138810785">
            <text:p>76,138810785</text:p>
          </table:table-cell>
          <table:table-cell office:value-type="float" office:value="67.088810785">
            <text:p>67,088810785</text:p>
          </table:table-cell>
          <table:table-cell office:value-type="float" office:value="61.538810785">
            <text:p>61,538810785</text:p>
          </table:table-cell>
          <table:table-cell office:value-type="float" office:value="57.238810785">
            <text:p>57,238810785</text:p>
          </table:table-cell>
          <table:table-cell office:value-type="float" office:value="52.138810785">
            <text:p>52,138810785</text:p>
          </table:table-cell>
          <table:table-cell office:value-type="float" office:value="48.488810785">
            <text:p>48,488810785</text:p>
          </table:table-cell>
          <table:table-cell office:value-type="float" office:value="45.238810785">
            <text:p>45,238810785</text:p>
          </table:table-cell>
        </table:table-row>
        <table:table-row table:style-name="ro1">
          <table:table-cell/>
          <table:table-cell office:value-type="float" office:value="38.1">
            <text:p>38,1</text:p>
          </table:table-cell>
          <table:table-cell office:value-type="float" office:value="113.638810785">
            <text:p>113,638810785</text:p>
          </table:table-cell>
          <table:table-cell office:value-type="float" office:value="98.688810785">
            <text:p>98,688810785</text:p>
          </table:table-cell>
          <table:table-cell office:value-type="float" office:value="87.138810785">
            <text:p>87,138810785</text:p>
          </table:table-cell>
          <table:table-cell office:value-type="float" office:value="77.488810785">
            <text:p>77,488810785</text:p>
          </table:table-cell>
          <table:table-cell office:value-type="float" office:value="69.688810785">
            <text:p>69,688810785</text:p>
          </table:table-cell>
          <table:table-cell office:value-type="float" office:value="62.938810785">
            <text:p>62,938810785</text:p>
          </table:table-cell>
          <table:table-cell office:value-type="float" office:value="58.138810785">
            <text:p>58,138810785</text:p>
          </table:table-cell>
          <table:table-cell office:value-type="float" office:value="53.638810785">
            <text:p>53,638810785</text:p>
          </table:table-cell>
          <table:table-cell office:value-type="float" office:value="50.088810785">
            <text:p>50,088810785</text:p>
          </table:table-cell>
          <table:table-cell office:value-type="float" office:value="47.288810785">
            <text:p>47,288810785</text:p>
          </table:table-cell>
        </table:table-row>
        <table:table-row table:style-name="ro1">
          <table:table-cell/>
          <table:table-cell office:value-type="float" office:value="48.2">
            <text:p>48,2</text:p>
          </table:table-cell>
          <table:table-cell office:value-type="float" office:value="115.588810785">
            <text:p>115,588810785</text:p>
          </table:table-cell>
          <table:table-cell office:value-type="float" office:value="100.388810785">
            <text:p>100,388810785</text:p>
          </table:table-cell>
          <table:table-cell office:value-type="float" office:value="89.138810785">
            <text:p>89,138810785</text:p>
          </table:table-cell>
          <table:table-cell office:value-type="float" office:value="79.338810785">
            <text:p>79,338810785</text:p>
          </table:table-cell>
          <table:table-cell office:value-type="float" office:value="71.488810785">
            <text:p>71,488810785</text:p>
          </table:table-cell>
          <table:table-cell office:value-type="float" office:value="64.788810785">
            <text:p>64,788810785</text:p>
          </table:table-cell>
          <table:table-cell office:value-type="float" office:value="59.288810785">
            <text:p>59,288810785</text:p>
          </table:table-cell>
          <table:table-cell office:value-type="float" office:value="54.838810785">
            <text:p>54,838810785</text:p>
          </table:table-cell>
          <table:table-cell office:value-type="float" office:value="50.938810785">
            <text:p>50,938810785</text:p>
          </table:table-cell>
          <table:table-cell office:value-type="float" office:value="47.538810785">
            <text:p>47,538810785</text:p>
          </table:table-cell>
        </table:table-row>
        <table:table-row table:style-name="ro1">
          <table:table-cell/>
          <table:table-cell office:value-type="string">
            <text:p>$\frac1{V_ц}$, мл${}^{-1}$</text:p>
          </table:table-cell>
          <table:table-cell office:value-type="float" office:value="0.02">
            <text:p>0,02</text:p>
          </table:table-cell>
          <table:table-cell office:value-type="float" office:value="0.0166666666666667">
            <text:p>0,0166666667</text:p>
          </table:table-cell>
          <table:table-cell office:value-type="float" office:value="0.0142857142857143">
            <text:p>0,0142857143</text:p>
          </table:table-cell>
          <table:table-cell office:value-type="float" office:value="0.0125">
            <text:p>0,0125</text:p>
          </table:table-cell>
          <table:table-cell office:value-type="float" office:value="0.0111111111111111">
            <text:p>0,0111111111</text:p>
          </table:table-cell>
          <table:table-cell office:value-type="float" office:value="0.01">
            <text:p>0,01</text:p>
          </table:table-cell>
          <table:table-cell office:value-type="float" office:value="0.00909090909090909">
            <text:p>0,0090909091</text:p>
          </table:table-cell>
          <table:table-cell office:value-type="float" office:value="0.00833333333333333">
            <text:p>0,0083333333</text:p>
          </table:table-cell>
          <table:table-cell office:value-type="float" office:value="0.00769230769230769">
            <text:p>0,0076923077</text:p>
          </table:table-cell>
          <table:table-cell office:value-type="float" office:value="0.00714285714285714">
            <text:p>0,0071428571</text:p>
          </table:table-cell>
        </table:table-row>
        <table:table-row table:style-name="ro1">
          <table:table-cell/>
          <table:table-cell office:value-type="string">
            <text:p>$t_0,\, {}^{\circ}C$</text:p>
          </table:table-cell>
          <table:table-cell office:value-type="float" office:value="-316.081063933704">
            <text:p>-316,0810639337</text:p>
          </table:table-cell>
          <table:table-cell office:value-type="float" office:value="-335.293926553451">
            <text:p>-335,2939265535</text:p>
          </table:table-cell>
          <table:table-cell office:value-type="float" office:value="-312.227325521658">
            <text:p>-312,2273255217</text:p>
          </table:table-cell>
          <table:table-cell office:value-type="float" office:value="-303.205296644721">
            <text:p>-303,2052966447</text:p>
          </table:table-cell>
          <table:table-cell office:value-type="float" office:value="-302.379064125639">
            <text:p>-302,3790641256</text:p>
          </table:table-cell>
          <table:table-cell office:value-type="float" office:value="-321.303266198938">
            <text:p>-321,3032661989</text:p>
          </table:table-cell>
          <table:table-cell office:value-type="float" office:value="-312.730916644202">
            <text:p>-312,7309166442</text:p>
          </table:table-cell>
          <table:table-cell office:value-type="float" office:value="-310.497714743752">
            <text:p>-310,4977147438</text:p>
          </table:table-cell>
          <table:table-cell office:value-type="float" office:value="-306.460943702907">
            <text:p>-306,4609437029</text:p>
          </table:table-cell>
          <table:table-cell office:value-type="float" office:value="-286.106381299188">
            <text:p>-286,10638129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5" office:value-type="string">
            <text:p>$V_ц$, мл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40">
            <text:p>140</text:p>
          </table:table-cell>
        </table:table-row>
        <table:table-row table:style-name="ro1">
          <table:table-cell/>
          <table:table-cell table:style-name="ce5" office:value-type="string">
            <text:p>$t,\, {}^{\circ}C$</text:p>
          </table:table-cell>
          <table:table-cell table:style-name="ce5" office:value-type="string">
            <text:p>$P$, кПа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6" office:value-type="float" office:value="14.5">
            <text:p>14,5</text:p>
          </table:table-cell>
          <table:table-cell table:style-name="ce5" office:value-type="float" office:value="104.988810785">
            <text:p>104,99</text:p>
          </table:table-cell>
          <table:table-cell table:style-name="ce5" office:value-type="float" office:value="91.588810785">
            <text:p>91,59</text:p>
          </table:table-cell>
          <table:table-cell table:style-name="ce5" office:value-type="float" office:value="80.688810785">
            <text:p>80,69</text:p>
          </table:table-cell>
          <table:table-cell table:style-name="ce5" office:value-type="float" office:value="71.688810785">
            <text:p>71,69</text:p>
          </table:table-cell>
          <table:table-cell table:style-name="ce5" office:value-type="float" office:value="64.538810785">
            <text:p>64,54</text:p>
          </table:table-cell>
          <table:table-cell table:style-name="ce5" office:value-type="float" office:value="58.738810785">
            <text:p>58,74</text:p>
          </table:table-cell>
          <table:table-cell table:style-name="ce5" office:value-type="float" office:value="53.838810785">
            <text:p>53,84</text:p>
          </table:table-cell>
          <table:table-cell table:style-name="ce5" office:value-type="float" office:value="49.738810785">
            <text:p>49,74</text:p>
          </table:table-cell>
          <table:table-cell table:style-name="ce5" office:value-type="float" office:value="46.188810785">
            <text:p>46,19</text:p>
          </table:table-cell>
          <table:table-cell table:style-name="ce5" office:value-type="float" office:value="43.038810785">
            <text:p>43,04</text:p>
          </table:table-cell>
        </table:table-row>
        <table:table-row table:style-name="ro1">
          <table:table-cell/>
          <table:table-cell table:style-name="ce6" office:value-type="float" office:value="24.4">
            <text:p>24,4</text:p>
          </table:table-cell>
          <table:table-cell table:style-name="ce5" office:value-type="float" office:value="108.938810785">
            <text:p>108,94</text:p>
          </table:table-cell>
          <table:table-cell table:style-name="ce5" office:value-type="float" office:value="94.888810785">
            <text:p>94,89</text:p>
          </table:table-cell>
          <table:table-cell table:style-name="ce5" office:value-type="float" office:value="83.938810785">
            <text:p>83,94</text:p>
          </table:table-cell>
          <table:table-cell table:style-name="ce5" office:value-type="float" office:value="74.438810785">
            <text:p>74,44</text:p>
          </table:table-cell>
          <table:table-cell table:style-name="ce5" office:value-type="float" office:value="66.938810785">
            <text:p>66,94</text:p>
          </table:table-cell>
          <table:table-cell table:style-name="ce5" office:value-type="float" office:value="60.838810785">
            <text:p>60,84</text:p>
          </table:table-cell>
          <table:table-cell table:style-name="ce5" office:value-type="float" office:value="55.638810785">
            <text:p>55,64</text:p>
          </table:table-cell>
          <table:table-cell table:style-name="ce5" office:value-type="float" office:value="51.338810785">
            <text:p>51,34</text:p>
          </table:table-cell>
          <table:table-cell table:style-name="ce5" office:value-type="float" office:value="47.788810785">
            <text:p>47,79</text:p>
          </table:table-cell>
          <table:table-cell table:style-name="ce5" office:value-type="float" office:value="44.438810785">
            <text:p>44,44</text:p>
          </table:table-cell>
        </table:table-row>
        <table:table-row table:style-name="ro1">
          <table:table-cell/>
          <table:table-cell table:style-name="ce6" office:value-type="float" office:value="32.5">
            <text:p>32,5</text:p>
          </table:table-cell>
          <table:table-cell table:style-name="ce5" office:value-type="float" office:value="111.738810785">
            <text:p>111,74</text:p>
          </table:table-cell>
          <table:table-cell table:style-name="ce5" office:value-type="float" office:value="96.288810785">
            <text:p>96,29</text:p>
          </table:table-cell>
          <table:table-cell table:style-name="ce5" office:value-type="float" office:value="85.388810785">
            <text:p>85,39</text:p>
          </table:table-cell>
          <table:table-cell table:style-name="ce5" office:value-type="float" office:value="76.138810785">
            <text:p>76,14</text:p>
          </table:table-cell>
          <table:table-cell table:style-name="ce5" office:value-type="float" office:value="67.088810785">
            <text:p>67,09</text:p>
          </table:table-cell>
          <table:table-cell table:style-name="ce5" office:value-type="float" office:value="61.538810785">
            <text:p>61,54</text:p>
          </table:table-cell>
          <table:table-cell table:style-name="ce5" office:value-type="float" office:value="57.238810785">
            <text:p>57,24</text:p>
          </table:table-cell>
          <table:table-cell table:style-name="ce5" office:value-type="float" office:value="52.138810785">
            <text:p>52,14</text:p>
          </table:table-cell>
          <table:table-cell table:style-name="ce5" office:value-type="float" office:value="48.488810785">
            <text:p>48,49</text:p>
          </table:table-cell>
          <table:table-cell table:style-name="ce5" office:value-type="float" office:value="45.238810785">
            <text:p>45,24</text:p>
          </table:table-cell>
        </table:table-row>
        <table:table-row table:style-name="ro1">
          <table:table-cell/>
          <table:table-cell table:style-name="ce6" office:value-type="float" office:value="38.1">
            <text:p>38,1</text:p>
          </table:table-cell>
          <table:table-cell table:style-name="ce5" office:value-type="float" office:value="113.638810785">
            <text:p>113,64</text:p>
          </table:table-cell>
          <table:table-cell table:style-name="ce5" office:value-type="float" office:value="98.688810785">
            <text:p>98,69</text:p>
          </table:table-cell>
          <table:table-cell table:style-name="ce5" office:value-type="float" office:value="87.138810785">
            <text:p>87,14</text:p>
          </table:table-cell>
          <table:table-cell table:style-name="ce5" office:value-type="float" office:value="77.488810785">
            <text:p>77,49</text:p>
          </table:table-cell>
          <table:table-cell table:style-name="ce5" office:value-type="float" office:value="69.688810785">
            <text:p>69,69</text:p>
          </table:table-cell>
          <table:table-cell table:style-name="ce5" office:value-type="float" office:value="62.938810785">
            <text:p>62,94</text:p>
          </table:table-cell>
          <table:table-cell table:style-name="ce5" office:value-type="float" office:value="58.138810785">
            <text:p>58,14</text:p>
          </table:table-cell>
          <table:table-cell table:style-name="ce5" office:value-type="float" office:value="53.638810785">
            <text:p>53,64</text:p>
          </table:table-cell>
          <table:table-cell table:style-name="ce5" office:value-type="float" office:value="50.088810785">
            <text:p>50,09</text:p>
          </table:table-cell>
          <table:table-cell table:style-name="ce5" office:value-type="float" office:value="47.288810785">
            <text:p>47,29</text:p>
          </table:table-cell>
        </table:table-row>
        <table:table-row table:style-name="ro1">
          <table:table-cell/>
          <table:table-cell table:style-name="ce6" office:value-type="float" office:value="48.2">
            <text:p>48,2</text:p>
          </table:table-cell>
          <table:table-cell table:style-name="ce5" office:value-type="float" office:value="115.588810785">
            <text:p>115,59</text:p>
          </table:table-cell>
          <table:table-cell table:style-name="ce5" office:value-type="float" office:value="100.388810785">
            <text:p>100,39</text:p>
          </table:table-cell>
          <table:table-cell table:style-name="ce5" office:value-type="float" office:value="89.138810785">
            <text:p>89,14</text:p>
          </table:table-cell>
          <table:table-cell table:style-name="ce5" office:value-type="float" office:value="79.338810785">
            <text:p>79,34</text:p>
          </table:table-cell>
          <table:table-cell table:style-name="ce5" office:value-type="float" office:value="71.488810785">
            <text:p>71,49</text:p>
          </table:table-cell>
          <table:table-cell table:style-name="ce5" office:value-type="float" office:value="64.788810785">
            <text:p>64,79</text:p>
          </table:table-cell>
          <table:table-cell table:style-name="ce5" office:value-type="float" office:value="59.288810785">
            <text:p>59,29</text:p>
          </table:table-cell>
          <table:table-cell table:style-name="ce5" office:value-type="float" office:value="54.838810785">
            <text:p>54,84</text:p>
          </table:table-cell>
          <table:table-cell table:style-name="ce5" office:value-type="float" office:value="50.938810785">
            <text:p>50,94</text:p>
          </table:table-cell>
          <table:table-cell table:style-name="ce5" office:value-type="float" office:value="47.538810785">
            <text:p>47,54</text:p>
          </table:table-cell>
        </table:table-row>
        <table:table-row table:style-name="ro1">
          <table:table-cell/>
          <table:table-cell table:style-name="ce5" office:value-type="string">
            <text:p>$\frac1{V_ц}$, мл${}^{-1}$</text:p>
          </table:table-cell>
          <table:table-cell table:style-name="ce5" office:value-type="float" office:value="0.02">
            <text:p>0,02</text:p>
          </table:table-cell>
          <table:table-cell table:style-name="ce5" office:value-type="float" office:value="0.0166666666666667">
            <text:p>0,02</text:p>
          </table:table-cell>
          <table:table-cell table:style-name="ce5" office:value-type="float" office:value="0.0142857142857143">
            <text:p>0,01</text:p>
          </table:table-cell>
          <table:table-cell table:style-name="ce5" office:value-type="float" office:value="0.0125">
            <text:p>0,01</text:p>
          </table:table-cell>
          <table:table-cell table:style-name="ce5" office:value-type="float" office:value="0.0111111111111111">
            <text:p>0,01</text:p>
          </table:table-cell>
          <table:table-cell table:style-name="ce5" office:value-type="float" office:value="0.01">
            <text:p>0,01</text:p>
          </table:table-cell>
          <table:table-cell table:style-name="ce5" office:value-type="float" office:value="0.00909090909090909">
            <text:p>0,01</text:p>
          </table:table-cell>
          <table:table-cell table:style-name="ce5" office:value-type="float" office:value="0.00833333333333333">
            <text:p>0,01</text:p>
          </table:table-cell>
          <table:table-cell table:style-name="ce5" office:value-type="float" office:value="0.00769230769230769">
            <text:p>0,01</text:p>
          </table:table-cell>
          <table:table-cell table:style-name="ce5" office:value-type="float" office:value="0.00714285714285714">
            <text:p>0,01</text:p>
          </table:table-cell>
        </table:table-row>
        <table:table-row table:style-name="ro1">
          <table:table-cell/>
          <table:table-cell table:style-name="ce5" office:value-type="string">
            <text:p>$t_0,\, {}^{\circ}C$</text:p>
          </table:table-cell>
          <table:table-cell table:style-name="ce5" office:value-type="float" office:value="-316.081063933704">
            <text:p>-316,08</text:p>
          </table:table-cell>
          <table:table-cell table:style-name="ce5" office:value-type="float" office:value="-335.293926553451">
            <text:p>-335,29</text:p>
          </table:table-cell>
          <table:table-cell table:style-name="ce5" office:value-type="float" office:value="-312.227325521658">
            <text:p>-312,23</text:p>
          </table:table-cell>
          <table:table-cell table:style-name="ce5" office:value-type="float" office:value="-303.205296644721">
            <text:p>-303,21</text:p>
          </table:table-cell>
          <table:table-cell table:style-name="ce5" office:value-type="float" office:value="-302.379064125639">
            <text:p>-302,38</text:p>
          </table:table-cell>
          <table:table-cell table:style-name="ce5" office:value-type="float" office:value="-321.303266198938">
            <text:p>-321,30</text:p>
          </table:table-cell>
          <table:table-cell table:style-name="ce5" office:value-type="float" office:value="-312.730916644202">
            <text:p>-312,73</text:p>
          </table:table-cell>
          <table:table-cell table:style-name="ce5" office:value-type="float" office:value="-310.497714743752">
            <text:p>-310,50</text:p>
          </table:table-cell>
          <table:table-cell table:style-name="ce5" office:value-type="float" office:value="-306.460943702907">
            <text:p>-306,46</text:p>
          </table:table-cell>
          <table:table-cell table:style-name="ce5" office:value-type="float" office:value="-286.106381299188">
            <text:p>-286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 number:grouping="true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25.11.2010</text:date>, <text:time>20:01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омаров Андрей</meta:initial-creator>
    <meta:creation-date>2010-11-22T22:23:38</meta:creation-date>
    <dc:date>2010-11-25T20:01:53</dc:date>
    <dc:creator>Комаров Андрей</dc:creator>
    <meta:editing-duration>PT45H21M35S</meta:editing-duration>
    <meta:editing-cycles>66</meta:editing-cycles>
    <meta:generator>OpenOffice.org/3.2$Linux OpenOffice.org_project/320m19$Build-9505</meta:generator>
    <meta:document-statistic meta:table-count="3" meta:cell-count="737" meta:object-count="0"/>
  </office:meta>
</office:document-meta>
</file>